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7.567cm"/>
    </style:style>
    <style:style style:name="Tabela1.B" style:family="table-column">
      <style:table-column-properties style:column-width="8.308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1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5.875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4pt" fo:font-weight="normal" style:font-name-asian="Calibri1" style:font-size-asian="14pt" style:font-weight-asian="normal" style:font-name-complex="Calibri1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Times New Roman" officeooo:paragraph-rsid="0011766f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1.27cm" style:auto-text-indent="false"/>
      <style:text-properties fo:color="#000000" style:font-name="Times New Roman" fo:font-size="11pt" fo:font-weight="normal" style:font-name-asian="Arial1" style:font-size-asian="11pt" style:font-weight-asian="normal" style:font-name-complex="Arial1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1.27cm" style:auto-text-indent="false"/>
      <style:text-properties fo:color="#000000" style:font-name="Times New Roman" fo:font-size="11pt" fo:font-weight="normal" officeooo:rsid="0011766f" officeooo:paragraph-rsid="0011766f" style:font-name-asian="Arial1" style:font-size-asian="11pt" style:font-weight-asian="normal" style:font-name-complex="Arial1" style:font-size-complex="11pt" style:font-weight-complex="normal"/>
    </style:style>
    <style:style style:name="P12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6" style:family="paragraph" style:parent-style-name="Standard" style:list-style-name="WWNum1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8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19" style:family="paragraph" style:parent-style-name="Standard" style:list-style-name="L1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size="11pt" fo:font-weight="normal" officeooo:rsid="0011766f" style:font-name-asian="Arial1" style:font-size-asian="11pt" style:font-weight-asian="normal" style:font-name-complex="Arial1" style:font-size-complex="11pt"/>
    </style:style>
    <style:style style:name="T4" style:family="text">
      <style:text-properties fo:color="#000000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T5" style:family="text">
      <style:text-properties fo:color="#000000" fo:font-size="11pt" fo:font-weight="bold" officeooo:rsid="0011766f" style:font-name-asian="Arial1" style:font-size-asian="11pt" style:font-weight-asian="bold" style:font-name-complex="Arial1" style:font-size-complex="11pt" style:font-weight-complex="bold"/>
    </style:style>
    <style:style style:name="T6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8" style:family="text">
      <style:text-properties officeooo:rsid="00085f47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ecklists de Verificação/Validação</text:p>
      <text:p text:style-name="P1"/>
      <text:p text:style-name="P1"/>
      <text:p text:style-name="P2">Portal-ES</text:p>
      <text:p text:style-name="P1"/>
      <text:p text:style-name="P1"/>
      <text:p text:style-name="P3"/>
      <text:p text:style-name="P3"/>
      <text:list xml:id="list1703192772" text:style-name="WWNum1">
        <text:list-header>
          <text:p text:style-name="P16"><text:span text:style-name="T2">1. </text:span><text:span text:style-name="T1">Propósito</text:span></text:p>
        </text:list-header>
      </text:list>
      <text:p text:style-name="P10">Definir um conjunto de checklists de exemplo para estabelecer critérios de aceitação para cada item identificado como alvo de Verificação e Validação. Os checklists serão usados(adaptados ou não) como base para análise dos artefatos.</text:p>
      <text:p text:style-name="P4"><text:span text:style-name="T3">Deve ser executado relativo à produção </text:span><text:span text:style-name="T5">relatada</text:span><text:span text:style-name="T4"> pela equipe.</text:span></text:p>
      <text:p text:style-name="P11"/>
      <text:list xml:id="list3098780527" text:style-name="WWNum3">
        <text:list-header>
          <text:p text:style-name="P17"><text:span text:style-name="T2">2. </text:span><text:span text:style-name="T1">Checklists</text:span></text:p>
          <text:p text:style-name="P18"><text:span text:style-name="T7">2.1 </text:span><text:span text:style-name="T6">Checklist </text:span><text:span text:style-name="T7">para verificação</text:span></text:p>
        </text:list-header>
      </text:list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Categoria</text:p>
          </table:table-cell>
          <table:table-cell table:style-name="Tabela1.B1" office:value-type="string">
            <text:p text:style-name="P7">Checklist</text:p>
          </table:table-cell>
        </table:table-row>
        <table:table-row table:style-name="Tabela1.2">
          <table:table-cell table:style-name="Tabela1.A2" table:number-rows-spanned="5" office:value-type="string">
            <text:p text:style-name="P8">Estrutura</text:p>
            <text:p text:style-name="P8"><text:s/></text:p>
          </table:table-cell>
          <table:table-cell table:style-name="Tabela1.B2" office:value-type="string">
            <text:p text:style-name="P8">O código implementa completamente e adequadamente o design?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8">O código está bem estruturado (formatado, em estilo adequado, visualmente)?</text:p>
          </table:table-cell>
        </table:table-row>
        <table:table-row table:style-name="Tabela1.2"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8">O armazenamento é feito de forma eficiente?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8">Todos os comentários estão consistentes com o código?</text:p>
          </table:table-cell>
        </table:table-row>
        <table:table-row table:style-name="Tabela1.2">
          <table:table-cell table:style-name="Tabela1.A7" table:number-rows-spanned="2" office:value-type="string">
            <text:p text:style-name="P8">Variáveis</text:p>
          </table:table-cell>
          <table:table-cell table:style-name="Tabela1.B7" table:number-rows-spanned="2" office:value-type="string">
            <text:p text:style-name="P8">As variáveis estão definidas propriamente com nomes consistentes e claros?</text:p>
          </table:table-cell>
        </table:table-row>
        <table:table-row table:style-name="Tabela1.2">
          <table:covered-table-cell/>
          <table:covered-table-cell/>
        </table:table-row>
        <table:table-row table:style-name="Tabela1.2">
          <table:table-cell table:style-name="Tabela1.A9" table:number-rows-spanned="3" office:value-type="string">
            <text:p text:style-name="P8">Programação Defensiva</text:p>
          </table:table-cell>
          <table:table-cell table:style-name="Tabela1.B9" office:value-type="string">
            <text:p text:style-name="P8">Os dados corretos estão sendo operados corretamente?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8">Timeouts e mensagens de erro são utilizadas para acesso a dispositivos externos?</text:p>
          </table:table-cell>
        </table:table-row>
        <table:table-row table:style-name="Tabela1.2">
          <table:covered-table-cell/>
          <table:table-cell table:style-name="Tabela1.B11" office:value-type="string">
            <text:p text:style-name="P8">Todos os arquivos utilizados são checados pela sua existência antes de serem utilizados? E eles são corretamente deixados no estado necessário após o programa terminar?</text:p>
          </table:table-cell>
        </table:table-row>
      </table:table>
      <text:p text:style-name="P13"/>
      <text:p text:style-name="P13"/>
      <text:p text:style-name="P13"/>
      <text:list xml:id="list1816229067" text:style-name="L1">
        <text:list-header>
          <text:p text:style-name="P19"><text:soft-page-break/><text:span text:style-name="T8">2.2 </text:span>Checklist para <text:span text:style-name="T8">implementação do backlog</text:span></text:p>
        </text:list-header>
      </text:list>
      <text:p text:style-name="P12"><text:tab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4">Backlog</text:p>
          </table:table-cell>
        </table:table-row>
        <table:table-row table:style-name="Tabela2.2">
          <table:table-cell table:style-name="Tabela2.A2" office:value-type="string">
            <text:p text:style-name="P5">Deve ser uma aplicação web.</text:p>
          </table:table-cell>
        </table:table-row>
        <table:table-row table:style-name="Tabela2.2">
          <table:table-cell table:style-name="Tabela2.A3" office:value-type="string">
            <text:p text:style-name="P5">O site deverá possuir um campo de pesquisa, para que seja possível obter informações específicas.</text:p>
          </table:table-cell>
        </table:table-row>
        <table:table-row table:style-name="Tabela2.2">
          <table:table-cell table:style-name="Tabela2.A4" office:value-type="string">
            <text:p text:style-name="P5">O site deverá possuir todas as áreas de conhecimento contidas no PPC.</text:p>
          </table:table-cell>
        </table:table-row>
        <table:table-row table:style-name="Tabela2.2">
          <table:table-cell table:style-name="Tabela2.A4" office:value-type="string">
            <text:p text:style-name="P5">O site deverá todas as áreas de conhecimento e as disciplinas contidas no SWEBOK.</text:p>
          </table:table-cell>
        </table:table-row>
        <table:table-row table:style-name="Tabela2.2">
          <table:table-cell table:style-name="Tabela2.A4" office:value-type="string">
            <text:p text:style-name="P5">O site deverá ser composto de três camadas.</text:p>
          </table:table-cell>
        </table:table-row>
        <table:table-row table:style-name="Tabela2.2">
          <table:table-cell table:style-name="Tabela2.A4" office:value-type="string">
            <text:p text:style-name="P5">A 1° camada deverá conter dados/informações relevantes à área de TI e a Engenharia de Software com o objetivo de atrair usuário à obter mais informações.</text:p>
          </table:table-cell>
        </table:table-row>
        <table:table-row table:style-name="Tabela2.2">
          <table:table-cell table:style-name="Tabela2.A4" office:value-type="string">
            <text:p text:style-name="P5">A 2° camada deverá conter dados/informações superficiais a respeito do curso de Engenharia de Software.</text:p>
          </table:table-cell>
        </table:table-row>
        <table:table-row table:style-name="Tabela2.2">
          <table:table-cell table:style-name="Tabela2.A4" office:value-type="string">
            <text:p text:style-name="P5">A 3° camada deverá conter dados/informações mais detalhadas a respeito do curso de Engenharia de software relacionados ao PPC e ao SWEBOK.</text:p>
          </table:table-cell>
        </table:table-row>
        <table:table-row table:style-name="Tabela2.2">
          <table:table-cell table:style-name="Tabela2.A4" office:value-type="string">
            <text:p text:style-name="P5">O site deverá conter as funções de download do documento PPC, este em PDF.</text:p>
          </table:table-cell>
        </table:table-row>
        <table:table-row table:style-name="Tabela2.2">
          <table:table-cell table:style-name="Tabela2.A4" office:value-type="string">
            <text:p text:style-name="P5">O site deverá possuir responsividade.</text:p>
          </table:table-cell>
        </table:table-row>
        <table:table-row table:style-name="Tabela2.2">
          <table:table-cell table:style-name="Tabela2.A4" office:value-type="string">
            <text:p text:style-name="P5">O site não fará uso de serviços remotos.</text:p>
          </table:table-cell>
        </table:table-row>
        <table:table-row table:style-name="Tabela2.2">
          <table:table-cell table:style-name="Tabela2.A4" office:value-type="string">
            <text:p text:style-name="P5">Não será necessário login para nenhuma das funcionalidades do site.</text:p>
          </table:table-cell>
        </table:table-row>
      </table:table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7:30:05.652000000</dc:date>
    <meta:editing-duration>PT2M10S</meta:editing-duration>
    <meta:editing-cycles>2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37" meta:word-count="313" meta:character-count="2039" meta:non-whitespace-character-count="1761"/>
  </office:meta>
</office:document-meta>
</file>